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draw:auto-grow-height="true" fo:min-height="3.506cm"/>
    </style:style>
    <style:style style:name="pr2" style:family="presentation" style:parent-style-name="Standaard-subtitle">
      <style:graphic-properties draw:fill-color="#ffffff" draw:auto-grow-height="true" fo:min-height="13.85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title">
      <style:graphic-properties fo:min-height="3.506cm"/>
    </style:style>
    <style:style style:name="pr5" style:family="presentation" style:parent-style-name="Standaard-outline1">
      <style:graphic-properties fo:min-height="13.859cm"/>
    </style:style>
    <style:style style:name="pr6" style:family="presentation" style:parent-style-name="Standaard-notes">
      <style:graphic-properties draw:fill-color="#ffffff" fo:min-height="13.364cm"/>
    </style:style>
    <style:style style:name="P1" style:family="paragraph">
      <style:text-properties fo:font-size="3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506cm" svg:x="1.4cm" svg:y="0.837cm" presentation:class="title">
          <draw:text-box>
            <text:p>Papers &amp; articles assignmen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Emmanuel Chamilak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4" draw:layer="layout" svg:width="25.199cm" svg:height="3.506cm" svg:x="1.4cm" svg:y="0.837cm" presentation:class="title">
          <draw:text-box>
            <text:p>Articles Data</text:p>
          </draw:text-box>
        </draw:frame>
        <draw:frame presentation:style-name="pr5" draw:layer="layout" svg:width="25.199cm" svg:height="16.704cm" svg:x="1.4cm" svg:y="4.914cm" presentation:class="outline" presentation:user-transformed="true">
          <draw:text-box>
            <text:list text:style-name="L3">
              <text:list-item>
                <text:p>ID integer, als identifier </text:p>
              </text:list-item>
              <text:list-item>
                <text:p>Nieuwsblad</text:p>
                <text:list>
                  <text:list-item>
                    <text:p>Agrarisch nieuwsblad</text:p>
                  </text:list-item>
                  <text:list-item>
                    <text:p>Hollandsch nieuwsblad</text:p>
                  </text:list-item>
                  <text:list-item>
                    <text:p>Bataafsche staats-courant</text:p>
                  </text:list-item>
                  <text:list-item>
                    <text:p>Dagelijksche beurscourant</text:p>
                  </text:list-item>
                </text:list>
              </text:list-item>
              <text:list-item>
                <text:p>Jaar:volgnummer</text:p>
              </text:list-item>
              <text:list-item>
                <text:p>Onderwerp</text:p>
                <text:list>
                  <text:list-item>
                    <text:p>nature, generic, recent_events, finance, opinion, politic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4" draw:layer="layout" svg:width="25.199cm" svg:height="3.506cm" svg:x="1.4cm" svg:y="0.837cm" presentation:class="title">
          <draw:text-box>
            <text:p>Papers da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ieuwsblad (vier soorten)</text:p>
              </text:list-item>
              <text:list-item>
                <text:p>Volgnummer</text:p>
              </text:list-item>
              <text:list-item>
                <text:p>Jaartal</text:p>
              </text:list-item>
              <text:list-item>
                <text:p>Plaats </text:p>
                <text:list>
                  <text:list-item>
                    <text:p>Leeuwarden, Groningen, Haarlem, Dordrecht, Utrecht, Rotterdam, Den Haa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ticles uitbreiden</text:p>
          </draw:text-box>
        </draw:frame>
        <draw:frame presentation:style-name="pr5" draw:layer="layout" svg:width="25.199cm" svg:height="16.902cm" svg:x="1.4cm" svg:y="4.914cm" presentation:class="outline" presentation:user-transformed="true">
          <draw:text-box>
            <text:list text:style-name="L3">
              <text:list-item>
                <text:p>Combineer papers jaartal:volgnummer </text:p>
              </text:list-item>
              <text:list-item>
                <text:p>Match jaartal:volgnumer articles &amp; paper(nieuwsblad)</text:p>
                <text:list>
                  <text:list-item>
                    <text:p>Agrarisch nieuwsblad = Agr Nieuwsb, Agr NB, AN</text:p>
                  </text:list-item>
                  <text:list-item>
                    <text:p>Hollandsch nieuwsblad = Hollands nieuws, HNB, HN</text:p>
                  </text:list-item>
                  <text:list-item>
                    <text:p>Bataafsche staats-courant = Bataafse staatscourant, Bataafsche Staatscourant, BS</text:p>
                  </text:list-item>
                  <text:list-item>
                    <text:p>Dagelijksche beurscourant = Dag beurscourant Dagelijkse Beurskrant</text:p>
                  </text:list-item>
                </text:list>
              </text:list-item>
              <text:list-item>
                <text:p>Voeg paper plaats toe aan articl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25T11:23:43.54</meta:creation-date>
    <meta:editing-duration>PT15M6S</meta:editing-duration>
    <meta:editing-cycles>2</meta:editing-cycles>
    <dc:date>2019-08-25T11:54:23.48</dc:date>
    <meta:document-statistic meta:object-count="41"/>
    <meta:generator>OpenOffice/4.1.4$Win32 OpenOffice.org_project/414m5$Build-9788</meta:generator>
  </office:meta>
</office:document-meta>
</file>